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25in"/>
    </style:style>
    <style:style style:name="co3" style:family="table-column">
      <style:table-column-properties fo:break-before="auto" style:column-width="2.3909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0.3161in"/>
    </style:style>
    <style:style style:name="co12" style:family="table-column">
      <style:table-column-properties fo:break-before="auto" style:column-width="0.5992in"/>
    </style:style>
    <style:style style:name="co13" style:family="table-column">
      <style:table-column-properties fo:break-before="auto" style:column-width="0.5543in"/>
    </style:style>
    <style:style style:name="co14" style:family="table-column">
      <style:table-column-properties fo:break-before="auto" style:column-width="0.707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9898in"/>
    </style:style>
    <style:style style:name="co18" style:family="table-column">
      <style:table-column-properties fo:break-before="auto" style:column-width="7.74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1.7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style:font-name-asian="Droid Sans" style:font-name-complex="Lohit Hindi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style:font-name-asian="Droid Sans" style:font-name-complex="Lohit Hindi"/>
    </style:style>
    <style:style style:name="ce7" style:family="table-cell" style:parent-style-name="Default">
      <style:text-properties fo:color="#000000" style:text-outline="false" style:text-line-through-styl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9" table:number-columns-repeated="1007" table:default-cell-style-name="Default"/>
        <table:table-row table:style-name="ro3">
          <table:table-cell/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population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coverage</text:p>
          </table:table-cell>
          <table:table-cell office:value-type="string">
            <text:p>delete in</text:p>
          </table:table-cell>
          <table:table-cell office:value-type="string">
            <text:p>observations</text:p>
          </table:table-cell>
          <table:table-cell table:number-columns-repeated="1007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79 (best)</text:p>
          </table:table-cell>
          <table:table-cell office:value-type="string">
            <text:p>ickarus</text:p>
          </table:table-cell>
          <table:table-cell office:value-type="float" office:value="0.0376112212321572">
            <text:p>0.0376112212</text:p>
          </table:table-cell>
          <table:table-cell office:value-type="string">
            <text:p>M</text:p>
          </table:table-cell>
          <table:table-cell table:number-columns-repeated="1008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73 (ival)</text:p>
          </table:table-cell>
          <table:table-cell office:value-type="string">
            <text:p>ickarus</text:p>
          </table:table-cell>
          <table:table-cell office:value-type="float" office:value="0.0191168260180177">
            <text:p>0.019116826</text:p>
          </table:table-cell>
          <table:table-cell table:number-columns-repeated="100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57 (best)</text:p>
          </table:table-cell>
          <table:table-cell office:value-type="string">
            <text:p>ickarus</text:p>
          </table:table-cell>
          <table:table-cell table:style-name="ce7" office:value-type="float" office:value="0.0384057659092879">
            <text:p>0.0384057659</text:p>
          </table:table-cell>
          <table:table-cell table:style-name="ce7" office:value-type="string">
            <text:p>M</text:p>
          </table:table-cell>
          <table:table-cell table:number-columns-repeated="1008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7" table:number-columns-repeated="2"/>
          <table:table-cell table:number-columns-repeated="100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6.86 (ival)</text:p>
          </table:table-cell>
          <table:table-cell office:value-type="string">
            <text:p>ickarus</text:p>
          </table:table-cell>
          <table:table-cell table:style-name="ce7" office:value-type="float" office:value="0.0677586485344786">
            <text:p>0.0677586485</text:p>
          </table:table-cell>
          <table:table-cell table:style-name="ce7" office:value-type="string">
            <text:p>C</text:p>
          </table:table-cell>
          <table:table-cell table:number-columns-repeated="1008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iltos + e^(ns – 1) * (2^(1 / fitness – 1))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06 (ival)</text:p>
          </table:table-cell>
          <table:table-cell office:value-type="string">
            <text:p>ickarus</text:p>
          </table:table-cell>
          <table:table-cell table:style-name="ce7" office:value-type="float" office:value="0.0372571107306648">
            <text:p>0.0372571107</text:p>
          </table:table-cell>
          <table:table-cell table:style-name="ce7" office:value-type="string">
            <text:p>M</text:p>
          </table:table-cell>
          <table:table-cell table:number-columns-repeated="1008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Miltos + objCov + e^(ns – 1) * (2^(1 / fit) -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64 (best)</text:p>
          </table:table-cell>
          <table:table-cell office:value-type="string">
            <text:p>cora</text:p>
          </table:table-cell>
          <table:table-cell table:style-name="ce8" office:value-type="percentage" office:value="0.03723176">
            <text:p>3.72%</text:p>
          </table:table-cell>
          <table:table-cell table:style-name="ce8" office:value-type="string">
            <text:p>M, C5</text:p>
          </table:table-cell>
          <table:table-cell table:number-columns-repeated="1008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1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/>
          <table:table-cell office:value-type="string">
            <text:p>97.31 (ival)</text:p>
          </table:table-cell>
          <table:table-cell office:value-type="string">
            <text:p>cora</text:p>
          </table:table-cell>
          <table:table-cell office:value-type="float" office:value="0.03778080449">
            <text:p>0.0377808045</text:p>
          </table:table-cell>
          <table:table-cell table:style-name="ce8" office:value-type="string">
            <text:p>M, C5</text:p>
          </table:table-cell>
          <table:table-cell table:number-columns-repeated="1008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Miltos + objCov + e^(ns – 1) * (2^(1 / fit) – 1)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number-columns-repeated="2"/>
          <table:table-cell office:value-type="string">
            <text:p>cora</text:p>
          </table:table-cell>
          <table:table-cell/>
          <table:table-cell table:style-name="ce8" office:value-type="string">
            <text:p>M, C5</text:p>
          </table:table-cell>
          <table:table-cell office:value-type="string">
            <text:p>F0 = double.min_normal</text:p>
          </table:table-cell>
          <table:table-cell table:number-columns-repeated="1007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number-columns-repeated="2"/>
          <table:table-cell office:value-type="string">
            <text:p>cora</text:p>
          </table:table-cell>
          <table:table-cell/>
          <table:table-cell table:style-name="ce8" office:value-type="string">
            <text:p>M, C5</text:p>
          </table:table-cell>
          <table:table-cell table:number-columns-repeated="1008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8000">
            <text:p>8000</text:p>
          </table:table-cell>
          <table:table-cell office:value-type="string">
            <text:p>97.59 (ival)</text:p>
          </table:table-cell>
          <table:table-cell office:value-type="string">
            <text:p>cora</text:p>
          </table:table-cell>
          <table:table-cell office:value-type="float" office:value="0.0346687565358">
            <text:p>0.0346687565</text:p>
          </table:table-cell>
          <table:table-cell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0000">
            <text:p>10000</text:p>
          </table:table-cell>
          <table:table-cell office:value-type="string">
            <text:p>98.04 (ival)</text:p>
          </table:table-cell>
          <table:table-cell office:value-type="string">
            <text:p>cora</text:p>
          </table:table-cell>
          <table:table-cell office:value-type="float" office:value="0.03082193425">
            <text:p>0.0308219343</text:p>
          </table:table-cell>
          <table:table-cell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0000">
            <text:p>10000</text:p>
          </table:table-cell>
          <table:table-cell office:value-type="string">
            <text:p>97.98 (ival)</text:p>
          </table:table-cell>
          <table:table-cell office:value-type="string">
            <text:p>cora</text:p>
          </table:table-cell>
          <table:table-cell office:value-type="float" office:value="0.0306103121">
            <text:p>0.0306103121</text:p>
          </table:table-cell>
          <table:table-cell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36 (ival)</text:p>
          </table:table-cell>
          <table:table-cell office:value-type="string">
            <text:p>cora</text:p>
          </table:table-cell>
          <table:table-cell office:value-type="float" office:value="0.02933444679591">
            <text:p>0.0293344468</text:p>
          </table:table-cell>
          <table:table-cell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/>
          <table:table-cell office:value-type="string">
            <text:p>M if evolve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/>
          <table:table-cell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1012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iltos + objCov + e^(ns – 1) * (2^(1 / fit) -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0000">
            <text:p>10000</text:p>
          </table:table-cell>
          <table:table-cell office:value-type="string">
            <text:p>98.01 (ival)</text:p>
          </table:table-cell>
          <table:table-cell office:value-type="string">
            <text:p>cora</text:p>
          </table:table-cell>
          <table:table-cell table:style-name="ce8" office:value-type="percentage" office:value="0.00029964583">
            <text:p>0.03%</text:p>
          </table:table-cell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Miltos + objCov + e^(ns – 1) * (2^(1 / fit) - 1)</text:p>
          </table:table-cell>
          <table:table-cell office:value-type="string">
            <text:p>d !=0 ? objCov 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 office:value-type="string">
            <text:p>~60 ???</text:p>
          </table:table-cell>
          <table:table-cell office:value-type="string">
            <text:p>cora</text:p>
          </table:table-cell>
          <table:table-cell table:style-name="ce8"/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8" table:number-columns-repeated="2"/>
          <table:table-cell table:style-name="ce3"/>
          <table:table-cell table:number-columns-repeated="1007"/>
        </table:table-row>
        <table:table-row table:style-name="ro3">
          <table:table-cell/>
          <table:table-cell office:value-type="string">
            <text:p>Miltos + objCov 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0000">
            <text:p>10000</text:p>
          </table:table-cell>
          <table:table-cell/>
          <table:table-cell office:value-type="string">
            <text:p>cora</text:p>
          </table:table-cell>
          <table:table-cell table:style-name="ce8"/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8" table:number-columns-repeated="2"/>
          <table:table-cell table:style-name="ce3"/>
          <table:table-cell table:number-columns-repeated="1007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d1 + ns * e^(1 / f)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 office:value-type="string">
            <text:p>98.16 (ival)</text:p>
          </table:table-cell>
          <table:table-cell office:value-type="string">
            <text:p>cora</text:p>
          </table:table-cell>
          <table:table-cell table:style-name="ce8" office:value-type="percentage" office:value="0.0282">
            <text:p>2.82%</text:p>
          </table:table-cell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 + ns * e^(1 / f)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 office:value-type="string">
            <text:p>Ng – again?</text:p>
          </table:table-cell>
          <table:table-cell office:value-type="string">
            <text:p>cora</text:p>
          </table:table-cell>
          <table:table-cell table:style-name="ce8"/>
          <table:table-cell table:style-name="ce8" office:value-type="string">
            <text:p>M</text:p>
          </table:table-cell>
          <table:table-cell table:style-name="ce3" office:value-type="string">
            <text:p>deleting from M. thetaGA = 2000. kai me 10000 nge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THETA_DEL : 0.5 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 table:style-name="ce8"/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/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17 Ival)</text:p>
          </table:table-cell>
          <table:table-cell office:value-type="string">
            <text:p>cora</text:p>
          </table:table-cell>
          <table:table-cell/>
          <table:table-cell table:style-name="ce8" office:value-type="string">
            <text:p>M</text:p>
          </table:table-cell>
          <table:table-cell office:value-type="string">
            <text:p>thetaGA = 2000. 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1012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5">
            <text:p>0.5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01 (ival)</text:p>
          </table:table-cell>
          <table:table-cell office:value-type="string">
            <text:p>cora</text:p>
          </table:table-cell>
          <table:table-cell/>
          <table:table-cell table:style-name="ce8" office:value-type="string">
            <text:p>M</text:p>
          </table:table-cell>
          <table:table-cell office:value-type="string">
            <text:p>thetaGA = 2000. / genbase2_2 folds</text:p>
          </table:table-cell>
          <table:table-cell table:number-columns-repeated="1007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41 / 98.63 (ival)</text:p>
          </table:table-cell>
          <table:table-cell office:value-type="string">
            <text:p>cora</text:p>
          </table:table-cell>
          <table:table-cell office:value-type="float" office:value="0.0304121208984835">
            <text:p>0.0304121209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= / genbase2_2 folds</text:p>
          </table:table-cell>
          <table:table-cell table:number-columns-repeated="1007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miltos 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11 (ival)</text:p>
          </table:table-cell>
          <table:table-cell office:value-type="string">
            <text:p>cora</text:p>
          </table:table-cell>
          <table:table-cell table:style-name="ce7" office:value-type="float" office:value="0.030436648095576">
            <text:p>0.0304366481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= / genbase2_2 folds</text:p>
          </table:table-cell>
          <table:table-cell table:number-columns-repeated="1007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12 (ival)</text:p>
          </table:table-cell>
          <table:table-cell office:value-type="string">
            <text:p>ickarus</text:p>
          </table:table-cell>
          <table:table-cell table:style-name="ce7" office:value-type="float" office:value="0.0305412405035024">
            <text:p>0.0305412405</text:p>
          </table:table-cell>
          <table:table-cell table:style-name="ce8" office:value-type="string">
            <text:p>M</text:p>
          </table:table-cell>
          <table:table-cell table:style-name="ce9" office:value-type="string">
            <text:p>thetaGA = 2000. Delete in M6 if (commencedDeletions), M1 with Double.Max_value, &lt;= / genbase2_2 folds</text:p>
          </table:table-cell>
          <table:table-cell table:number-columns-repeated="1007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8000">
            <text:p>8000</text:p>
          </table:table-cell>
          <table:table-cell office:value-type="string">
            <text:p>98.00 (ival)</text:p>
          </table:table-cell>
          <table:table-cell office:value-type="string">
            <text:p>cora</text:p>
          </table:table-cell>
          <table:table-cell table:style-name="ce7" office:value-type="float" office:value="0.019881758878">
            <text:p>0.0198817589</text:p>
          </table:table-cell>
          <table:table-cell table:style-name="ce8"/>
          <table:table-cell table:style-name="ce9" office:value-type="string">
            <text:p>thetaGA = 3000. / genbase2_2 folds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2"/>
          <table:table-cell table:style-name="ce7" table:number-columns-repeated="2"/>
          <table:table-cell table:style-name="ce9"/>
          <table:table-cell table:number-columns-repeated="1007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31 (ival)</text:p>
          </table:table-cell>
          <table:table-cell office:value-type="string">
            <text:p>cora</text:p>
          </table:table-cell>
          <table:table-cell office:value-type="float" office:value="0.030391901232">
            <text:p>0.0303919012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</text:p>
          </table:table-cell>
          <table:table-cell table:number-columns-repeated="1007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1" office:value-type="string">
            <text:p>miltos original</text:p>
          </table:table-cell>
          <table:table-cell table:number-columns-repeated="2"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ew</text:p>
          </table:table-cell>
          <table:table-cell table:style-name="ce1" office:value-type="string">
            <text:p>multipoint</text:p>
          </table:table-cell>
          <table:table-cell table:style-name="ce5" office:value-type="boolean" office:boolean-value="false">
            <text:p>FALSE</text:p>
          </table:table-cell>
          <table:table-cell table:style-name="ce1" office:value-type="float" office:value="0.9">
            <text:p>0.9</text:p>
          </table:table-cell>
          <table:table-cell table:number-columns-repeated="2" table:style-name="ce5" office:value-type="boolean" office:boolean-value="false">
            <text:p>FALSE</text:p>
          </table:table-cell>
          <table:table-cell table:style-name="ce6" office:value-type="float" office:value="12000">
            <text:p>12000</text:p>
          </table:table-cell>
          <table:table-cell table:style-name="ce1" office:value-type="string">
            <text:p>98.26 / 98.66 (ival)</text:p>
          </table:table-cell>
          <table:table-cell table:style-name="ce1" office:value-type="string">
            <text:p>ickarus</text:p>
          </table:table-cell>
          <table:table-cell table:style-name="ce1"/>
          <table:table-cell table:style-name="ce8" office:value-type="string">
            <text:p>M</text:p>
          </table:table-cell>
          <table:table-cell table:style-name="ce1" office:value-type="string">
            <text:p>thetaGA = 2000. Delete in M1 if (commencedDeletions), M1 with Double.Max_value, &lt;= / mlupdate3 !!!</text:p>
          </table:table-cell>
          <table:table-cell table:style-name="ce1" table:number-columns-repeated="1007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14 (ival)</text:p>
          </table:table-cell>
          <table:table-cell office:value-type="string">
            <text:p>cora</text:p>
          </table:table-cell>
          <table:table-cell office:value-type="float" office:value="0.0301974258946">
            <text:p>0.0301974259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</text:p>
          </table:table-cell>
          <table:table-cell table:number-columns-repeated="1007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d1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/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=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Meta to 31 ksana to 20 sta folds pou upoleipetai?</text:p>
          </table:table-cell>
          <table:table-cell table:number-columns-repeated="5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1012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1012"/>
        </table:table-row>
        <table:table-row table:style-name="ro3">
          <table:table-cell/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table:number-columns-repeated="3"/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</text:p>
          </table:table-cell>
          <table:table-cell table:number-columns-repeated="1007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7.95 (ival)</text:p>
          </table:table-cell>
          <table:table-cell office:value-type="string">
            <text:p>ickarus</text:p>
          </table:table-cell>
          <table:table-cell table:style-name="ce7" office:value-type="float" office:value="0.0304320374427487">
            <text:p>0.0304320374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=</text:p>
          </table:table-cell>
          <table:table-cell table:number-columns-repeated="1007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miltos original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17 (ival)</text:p>
          </table:table-cell>
          <table:table-cell office:value-type="string">
            <text:p>ickarus</text:p>
          </table:table-cell>
          <table:table-cell table:style-name="ce7" office:value-type="float" office:value="0.0306219746698618">
            <text:p>0.0306219747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1 if (commencedDeletions), M1 with Double.Max_value, &lt;=</text:p>
          </table:table-cell>
          <table:table-cell table:number-columns-repeated="1007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iltos 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98.20 Ival)</text:p>
          </table:table-cell>
          <table:table-cell office:value-type="string">
            <text:p>ickarus</text:p>
          </table:table-cell>
          <table:table-cell table:style-name="ce7" office:value-type="float" office:value="0.0308129975655554">
            <text:p>0.0308129976</text:p>
          </table:table-cell>
          <table:table-cell table:style-name="ce8" office:value-type="string">
            <text:p>M</text:p>
          </table:table-cell>
          <table:table-cell office:value-type="string">
            <text:p>thetaGA = 2000. Delete in M6 if (commencedDeletions), M1 with Double.Max_value, &lt;=</text:p>
          </table:table-cell>
          <table:table-cell table:number-columns-repeated="100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2"/>
          <table:table-cell table:style-name="ce7" table:number-columns-repeated="2"/>
          <table:table-cell table:number-columns-repeated="1008"/>
        </table:table-row>
        <table:table-row table:style-name="ro3">
          <table:table-cell/>
          <table:table-cell office:value-type="string">
            <text:p>Miltos + objCov + d1 me d=0 gia objcov &lt; 0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number-columns-repeated="2"/>
          <table:table-cell office:value-type="string">
            <text:p>cora</text:p>
          </table:table-cell>
          <table:table-cell table:number-columns-repeated="2"/>
          <table:table-cell office:value-type="string">
            <text:p>deleting from M only when evolving. thetaGA = 2000. population = 9000.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Miltos + objCov + d1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 office:value-type="string">
            <text:p>NGE</text:p>
          </table:table-cell>
          <table:table-cell office:value-type="string">
            <text:p>cora</text:p>
          </table:table-cell>
          <table:table-cell table:number-columns-repeated="2"/>
          <table:table-cell office:value-type="string">
            <text:p>deleting from M.. thetaGA = 2000. 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d1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 table:number-columns-repeated="2"/>
          <table:table-cell office:value-type="string">
            <text:p>M. THETA_GA = 2000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Miltos + objCov + d1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0000">
            <text:p>10000</text:p>
          </table:table-cell>
          <table:table-cell/>
          <table:table-cell office:value-type="string">
            <text:p>cora</text:p>
          </table:table-cell>
          <table:table-cell table:number-columns-repeated="2"/>
          <table:table-cell office:value-type="string">
            <text:p>deleting from M only when evolving. ThetaGA = 2000.</text:p>
          </table:table-cell>
          <table:table-cell table:number-columns-repeated="1007"/>
        </table:table-row>
        <table:table-row table:style-name="ro4">
          <table:table-cell/>
          <table:table-cell office:value-type="string">
            <text:p>Miltos + objCov</text:p>
          </table:table-cell>
          <table:table-cell office:value-type="string">
            <text:p>d !=0 ? objCov 0: ex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4" office:value-type="boolean" office:boolean-value="false">
            <text:p>FALSE</text:p>
          </table:table-cell>
          <table:table-cell table:style-name="ce3" office:value-type="float" office:value="12000">
            <text:p>12000</text:p>
          </table:table-cell>
          <table:table-cell/>
          <table:table-cell office:value-type="string">
            <text:p>cora</text:p>
          </table:table-cell>
          <table:table-cell table:number-columns-repeated="2"/>
          <table:table-cell office:value-type="string">
            <text:p>deleting from M. thetaGA = 2000.</text:p>
          </table:table-cell>
          <table:table-cell table:number-columns-repeated="1007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>
          <table:table-cell/>
          <table:table-cell office:value-type="string">
            <text:p>to kalutero apo ta duo parapano me plu9ismo 10000, 11000, 12000</text:p>
          </table:table-cell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number-columns-repeated="6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5">
          <table:table-cell table:number-columns-repeated="1024"/>
        </table:table-row>
        <table:table-row table:style-name="ro5">
          <table:table-cell office:value-type="string">
            <text:p>D1 = if (cl.myClassifier.experience &lt; THETA_DEL) {</text:p>
            <text:p><text:tab/><text:tab/><text:tab/><text:tab/>data.d = Math.exp(1 / data.fitness);</text:p>
            <text:p><text:tab/><text:tab/><text:tab/><text:tab/>cl.myClassifier.formulaForD = 1;</text:p>
            <text:p><text:tab/><text:tab/><text:tab/>}</text:p>
            <text:p><text:tab/><text:tab/><text:tab/>else if (cl.myClassifier.experience &gt; THETA_DEL) {</text:p>
            <text:p><text:tab/><text:tab/><text:tab/><text:tab/></text:p>
            <text:p><text:tab/><text:tab/><text:tab/><text:tab/>if (data.fitness &lt; DELTA * meanFitness) </text:p>
            <text:p><text:tab/><text:tab/><text:tab/><text:tab/><text:tab/>data.d = Math.exp(data.ns * meanFitness / data.fitness) ;</text:p>
            <text:p><text:tab/><text:tab/><text:tab/><text:tab/>else</text:p>
            <text:p><text:tab/><text:tab/><text:tab/><text:tab/><text:tab/>data.d = Math.exp(data.ns - 1) / data.fitness;</text:p>
            <text:p><text:tab/><text:tab/><text:tab/>}</text:p>
          </table:table-cell>
          <table:table-cell table:number-columns-repeated="6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9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2">
          <table:table-cell table:number-columns-repeated="7"/>
          <table:table-cell table:style-name="ce4"/>
          <table:table-cell table:style-name="ce2"/>
          <table:table-cell table:style-name="ce4" table:number-columns-repeated="2"/>
          <table:table-cell table:number-columns-repeated="1013"/>
        </table:table-row>
        <table:table-row table:style-name="ro4" table:number-rows-repeated="4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ce3"/>
          <table:table-cell table:number-columns-repeated="4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17">
          <table:table-cell table:number-columns-repeated="7"/>
          <table:table-cell table:style-name="ce4"/>
          <table:table-cell/>
          <table:table-cell table:style-name="ce4" table:number-columns-repeated="2"/>
          <table:table-cell table:number-columns-repeated="1013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 style:data-style-name="N2" text:time-value="0000-00-00T14:51:0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5:28:51</meta:creation-date>
    <dc:date>2013-02-16T14:51:15</dc:date>
    <meta:editing-duration>P3DT2H27M47S</meta:editing-duration>
    <meta:editing-cycles>177</meta:editing-cycles>
    <meta:generator>LibreOffice/3.6$Linux_x86 LibreOffice_project/360m1$Build-2</meta:generator>
    <meta:document-statistic meta:table-count="3" meta:cell-count="645" meta:object-count="0"/>
  </office:meta>
</office:document-meta>
</file>